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438F030D5A98BC9BF0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6bbfd"/>
    </style:style>
    <style:style style:name="T1" style:family="text">
      <style:text-properties officeooo:rsid="001005cb"/>
    </style:style>
    <style:style style:name="T2" style:family="text">
      <style:text-properties officeooo:rsid="0011e34c"/>
    </style:style>
    <style:style style:name="T3" style:family="text">
      <style:text-properties officeooo:rsid="0013027f"/>
    </style:style>
    <style:style style:name="T4" style:family="text">
      <style:text-properties officeooo:rsid="00139279"/>
    </style:style>
    <style:style style:name="T5" style:family="text">
      <style:text-properties officeooo:rsid="0014fb94"/>
    </style:style>
    <style:style style:name="T6" style:family="text">
      <style:text-properties officeooo:rsid="0015d090"/>
    </style:style>
    <style:style style:name="T7" style:family="text">
      <style:text-properties officeooo:rsid="001632df"/>
    </style:style>
    <style:style style:name="T8" style:family="text">
      <style:text-properties officeooo:rsid="0016bbfd"/>
    </style:style>
    <style:style style:name="T9" style:family="text">
      <style:text-properties officeooo:rsid="001a41bb"/>
    </style:style>
    <style:style style:name="T10" style:family="text">
      <style:text-properties officeooo:rsid="001b108e"/>
    </style:style>
    <style:style style:name="T11" style:family="text">
      <style:text-properties officeooo:rsid="001c2ca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><draw:frame draw:style-name="fr1" draw:name="Imagen1" text:anchor-type="char" svg:x="0cm" svg:y="2.223cm" svg:width="16.831cm" svg:height="9.467cm" draw:z-index="0"><draw:image xlink:href="Pictures/100000010000078000000438F030D5A98BC9BF0E.png" xlink:type="simple" xlink:show="embed" xlink:actuate="onLoad" draw:mime-type="image/png"/></draw:frame>-<text:span text:style-name="T11">Página Sergio y Raül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_20_1" draw:display-name="Gradient 1" draw:style="linear" draw:start-color="#ffffff" draw:end-color="#dddddd" draw:start-intensity="100%" draw:end-intensity="100%" draw:angle="86deg" draw:border="45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99pt solid #000000" fo:padding="0.049cm" fo:background-color="#eeeee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gradient" draw:fill-color="#eeeeee" draw:fill-gradient-name="Gradient_20_1" draw:gradient-step-count="0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gradient" draw:background-size="full" draw:fill-color="#eeeeee" draw:fill-gradient-name="Gradient_20_1" draw:gradient-step-count="0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1T13:18:43.580000000</meta:creation-date>
    <dc:date>2022-02-21T19:41:05.594000000</dc:date>
    <meta:editing-duration>PT29M2S</meta:editing-duration>
    <meta:editing-cycles>6</meta:editing-cycles>
    <meta:generator>LibreOffice/7.2.1.2$Windows_X86_64 LibreOffice_project/87b77fad49947c1441b67c559c339af8f3517e22</meta:generator>
    <meta:document-statistic meta:table-count="0" meta:image-count="1" meta:object-count="0" meta:page-count="1" meta:paragraph-count="1" meta:word-count="4" meta:character-count="21" meta:non-whitespace-character-count="18"/>
  </office:meta>
</office:document-meta>
</file>